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9520" officeooo:paragraph-rsid="00059520"/>
    </style:style>
    <style:style style:name="P2" style:family="paragraph" style:parent-style-name="Standard">
      <style:text-properties officeooo:rsid="00059520" officeooo:paragraph-rsid="000ae55d"/>
    </style:style>
    <style:style style:name="P3" style:family="paragraph" style:parent-style-name="Standard">
      <style:text-properties officeooo:rsid="0008e7b1" officeooo:paragraph-rsid="0008e7b1"/>
    </style:style>
    <style:style style:name="P4" style:family="paragraph" style:parent-style-name="Standard">
      <style:text-properties officeooo:rsid="0008e7b1" officeooo:paragraph-rsid="000ae55d"/>
    </style:style>
    <style:style style:name="P5" style:family="paragraph" style:parent-style-name="Standard">
      <style:text-properties officeooo:rsid="000ae55d" officeooo:paragraph-rsid="000ae55d"/>
    </style:style>
    <style:style style:name="P6" style:family="paragraph" style:parent-style-name="Standard">
      <style:paragraph-properties fo:text-align="start" style:justify-single-word="false"/>
      <style:text-properties fo:color="#666666" style:font-name="Monospace" fo:font-size="10pt" officeooo:rsid="0026fae8" officeooo:paragraph-rsid="000c34b7" style:font-size-asian="10pt" style:font-size-complex="10pt"/>
    </style:style>
    <style:style style:name="P7" style:family="paragraph" style:parent-style-name="Standard">
      <style:text-properties officeooo:rsid="000c374c" officeooo:paragraph-rsid="000c374c"/>
    </style:style>
    <style:style style:name="P8" style:family="paragraph" style:parent-style-name="Standard">
      <style:text-properties officeooo:rsid="00073a7f" officeooo:paragraph-rsid="00073a7f"/>
    </style:style>
    <style:style style:name="P9" style:family="paragraph" style:parent-style-name="Standard">
      <style:text-properties officeooo:rsid="000db95f" officeooo:paragraph-rsid="000db95f"/>
    </style:style>
    <style:style style:name="P10" style:family="paragraph" style:parent-style-name="Standard">
      <style:text-properties officeooo:rsid="000e82f6" officeooo:paragraph-rsid="000e82f6"/>
    </style:style>
    <style:style style:name="P11" style:family="paragraph" style:parent-style-name="Standard">
      <style:text-properties officeooo:rsid="000ae55d" officeooo:paragraph-rsid="000ae55d"/>
    </style:style>
    <style:style style:name="P12" style:family="paragraph" style:parent-style-name="Standard">
      <style:text-properties officeooo:rsid="000c34b7" officeooo:paragraph-rsid="000c34b7"/>
    </style:style>
    <style:style style:name="P13" style:family="paragraph" style:parent-style-name="Standard">
      <style:text-properties officeooo:rsid="000ff3a7" officeooo:paragraph-rsid="000ff3a7"/>
    </style:style>
    <style:style style:name="P14" style:family="paragraph" style:parent-style-name="Standard">
      <style:text-properties fo:color="#000099" officeooo:rsid="000ff3a7" officeooo:paragraph-rsid="000ff3a7"/>
    </style:style>
    <style:style style:name="P15" style:family="paragraph" style:parent-style-name="Standard">
      <style:paragraph-properties fo:text-align="start" style:justify-single-word="false"/>
      <style:text-properties fo:color="#000099" style:font-name="Monospace" fo:font-size="10pt" officeooo:rsid="0026fae8" officeooo:paragraph-rsid="000c34b7" style:font-size-asian="10pt" style:font-size-complex="10pt"/>
    </style:style>
    <style:style style:name="P16" style:family="paragraph" style:parent-style-name="Standard">
      <style:text-properties fo:color="#000099" officeooo:rsid="000ae55d" officeooo:paragraph-rsid="000ae55d"/>
    </style:style>
    <style:style style:name="T1" style:family="text">
      <style:text-properties officeooo:rsid="000ae55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374c" style:font-weight-asian="bold" style:font-weight-complex="bold"/>
    </style:style>
    <style:style style:name="T4" style:family="text">
      <style:text-properties fo:font-weight="bold" officeooo:rsid="000f7b14" style:font-weight-asian="bold" style:font-weight-complex="bold"/>
    </style:style>
    <style:style style:name="T5" style:family="text">
      <style:text-properties fo:font-weight="bold" officeooo:rsid="000ff3a7" style:font-weight-asian="bold" style:font-weight-complex="bold"/>
    </style:style>
    <style:style style:name="T6" style:family="text">
      <style:text-properties officeooo:rsid="000ff3a7"/>
    </style:style>
    <style:style style:name="T7" style:family="text">
      <style:text-properties fo:color="#000099" fo:font-weight="bold" style:font-weight-asian="bold" style:font-weight-complex="bold"/>
    </style:style>
    <style:style style:name="T8" style:family="text">
      <style:text-properties fo:color="#000099" fo:font-weight="bold" officeooo:rsid="000f7b14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0. <text:span text:style-name="T2">Błąd pojawiający się przy próbie obsługi PISAK dedykowanym przełącznikiem</text:span></text:p>
      <text:p text:style-name="P14">Konieczna naprawa jeżeli decydujemy się na dystrybucję przełączników</text:p>
      <text:p text:style-name="P15"/>
      <text:p text:style-name="P6">(pisak:3468): Cogl-WARNING **: CoglError set over the top of a previous CoglError or uninitialized memory. </text:p>
      <text:p text:style-name="P6">This indicates a bug in someone's code. You must ensure an error is NULL before it's set. </text:p>
      <text:p text:style-name="P6">The overwriting error message was: Couldn't find suitable slicing geometry for given size </text:p>
      <text:p text:style-name="P6"/>
      <text:p text:style-name="P6">2016-12-01 00:03:17,278 - /home/roza/pisak/pisak/hooks.py - CRITICAL - Traceback (most recent call last): </text:p>
      <text:p text:style-name="P6"><text:s text:c="2"/>File "/home/roza/pisak/pisak/widgets.py", line 2016, in _on_style_pseudo_class_change </text:p>
      <text:p text:style-name="P6"><text:s text:c="4"/>self._change_icon_style() </text:p>
      <text:p text:style-name="P6"><text:s text:c="2"/>File "/home/roza/pisak/pisak/widgets.py", line 2081, in _change_icon_style </text:p>
      <text:p text:style-name="P6"><text:s text:c="4"/>color.blue)) </text:p>
      <text:p text:style-name="P6"><text:s text:c="2"/>File "/home/roza/pisak/pisak/widgets.py", line 2060, in _set_icon_color </text:p>
      <text:p text:style-name="P6"><text:s text:c="4"/>self._set_icon() </text:p>
      <text:p text:style-name="P6"><text:s text:c="2"/>File "/home/roza/pisak/pisak/widgets.py", line 2068, in _set_icon </text:p>
      <text:p text:style-name="P6"><text:s text:c="4"/>pixbuf.get_rowstride()) </text:p>
      <text:p text:style-name="P6">gi._glib.GError: Failed to create Cogl texture </text:p>
      <text:p text:style-name="P6"/>
      <text:p text:style-name="P6">Traceback (most recent call last): </text:p>
      <text:p text:style-name="P6"><text:s text:c="2"/>File "/home/roza/pisak/pisak/widgets.py", line 2016, in _on_style_pseudo_class_change </text:p>
      <text:p text:style-name="P6"><text:s text:c="4"/>self._change_icon_style() </text:p>
      <text:p text:style-name="P6"><text:s text:c="2"/>File "/home/roza/pisak/pisak/widgets.py", line 2081, in _change_icon_style </text:p>
      <text:p text:style-name="P6"><text:s text:c="4"/>color.blue)) </text:p>
      <text:p text:style-name="P6"><text:s text:c="2"/>File "/home/roza/pisak/pisak/widgets.py", line 2060, in _set_icon_color </text:p>
      <text:p text:style-name="P6"><text:s text:c="4"/>self._set_icon() </text:p>
      <text:p text:style-name="P6"><text:s text:c="2"/>File "/home/roza/pisak/pisak/widgets.py", line 2068, in _set_icon </text:p>
      <text:p text:style-name="P6"><text:s text:c="4"/>pixbuf.get_rowstride()) </text:p>
      <text:p text:style-name="P6">gi._glib.GError: Failed to create Cogl texture </text:p>
      <text:p text:style-name="P6"/>
      <text:p text:style-name="P6">2016-12-01 00:03:17,319 - /home/roza/pisak/pisak/hooks.py - CRITICAL - Traceback (most recent call last): </text:p>
      <text:p text:style-name="P6"><text:s text:c="2"/>File "/home/roza/pisak/pisak/app_manager.py", line 166, in run_app </text:p>
      <text:p text:style-name="P6"><text:s text:c="4"/>self.minimize_panel() </text:p>
      <text:p text:style-name="P6"><text:s text:c="2"/>File "/home/roza/pisak/pisak/app_manager.py", line 146, in minimize_panel </text:p>
      <text:p text:style-name="P6"><text:s text:c="4"/>pisak.app.window.input_group.stop_middleware() </text:p>
      <text:p text:style-name="P6"><text:s text:c="2"/>File "/home/roza/pisak/pisak/inputs.py", line 327, in stop_middleware </text:p>
      <text:p text:style-name="P6"><text:s text:c="4"/>self.deactivator(self) </text:p>
      <text:p text:style-name="P6"><text:s text:c="2"/>File "/home/roza/pisak/pisak/inputs.py", line 300, in stop_pisak_switch </text:p>
      <text:p text:style-name="P6"><text:s text:c="4"/>self.switch_listener.listener_destruct() </text:p>
      <text:p text:style-name="P6"><text:s text:c="2"/>File "/home/roza/pisak/pisak/inputs.py", line 408, in listener_destruct </text:p>
      <text:p text:style-name="P6"><text:s text:c="4"/>self.worker.join() </text:p>
      <text:p text:style-name="P6"><text:s text:c="2"/>File "/usr/lib/python3.4/threading.py", line 1057, in join </text:p>
      <text:p text:style-name="P6"><text:s text:c="4"/>raise RuntimeError("cannot join current thread") </text:p>
      <text:p text:style-name="P6">RuntimeError: cannot join current thread </text:p>
      <text:p text:style-name="P6"/>
      <text:p text:style-name="P6">Traceback (most recent call last): </text:p>
      <text:p text:style-name="P6"><text:s text:c="2"/>File "/home/roza/pisak/pisak/app_manager.py", line 166, in run_app </text:p>
      <text:p text:style-name="P6"><text:s text:c="4"/>self.minimize_panel() </text:p>
      <text:p text:style-name="P6"><text:s text:c="2"/>File "/home/roza/pisak/pisak/app_manager.py", line 146, in minimize_panel </text:p>
      <text:p text:style-name="P6"><text:s text:c="4"/>pisak.app.window.input_group.stop_middleware() </text:p>
      <text:p text:style-name="P6"><text:s text:c="2"/>File "/home/roza/pisak/pisak/inputs.py", line 327, in stop_middleware </text:p>
      <text:p text:style-name="P6"><text:s text:c="4"/>self.deactivator(self) </text:p>
      <text:p text:style-name="P6"><text:s text:c="2"/>File "/home/roza/pisak/pisak/inputs.py", line 300, in stop_pisak_switch </text:p>
      <text:p text:style-name="P6"><text:s text:c="4"/>self.switch_listener.listener_destruct() </text:p>
      <text:p text:style-name="P6"><text:s text:c="2"/>File "/home/roza/pisak/pisak/inputs.py", line 408, in listener_destruct </text:p>
      <text:p text:style-name="P6"><text:s text:c="4"/>self.worker.join() </text:p>
      <text:p text:style-name="P6"><text:soft-page-break/><text:s text:c="2"/>File "/usr/lib/python3.4/threading.py", line 1057, in join </text:p>
      <text:p text:style-name="P6"><text:s text:c="4"/>raise RuntimeError("cannot join current thread") </text:p>
      <text:p text:style-name="P6">RuntimeError: cannot join current thread </text:p>
      <text:p text:style-name="P6">Naruszenie ochrony pamięci (zrzut pamięci) </text:p>
      <text:p text:style-name="P5"/>
      <text:p text:style-name="P5">1. <text:span text:style-name="T2">Bł</text:span><text:span text:style-name="T5">ę</text:span><text:span text:style-name="T2">d</text:span><text:span text:style-name="T5">y </text:span><text:span text:style-name="T2">logiczn</text:span><text:span text:style-name="T5">e</text:span><text:span text:style-name="T3"> – </text:span><text:span text:style-name="T8">konieczna naprawa</text:span></text:p>
      <text:p text:style-name="P16"/>
      <text:p text:style-name="P5"><text:span text:style-name="T6">A. </text:span>Znikający tekst</text:p>
      <text:p text:style-name="P13">B. eviacam na gałęzi master</text:p>
      <text:p text:style-name="P3"/>
      <text:p text:style-name="P7">2. <text:span text:style-name="T2">Błąd koncepcyjny – </text:span><text:span text:style-name="T8">warto naprawić</text:span></text:p>
      <text:p text:style-name="P7"/>
      <text:p text:style-name="P2">Błędne nazwy niektórych przycisków (np. przyciski do przesuwania pola tekstowego w edytorze symboli)</text:p>
      <text:p text:style-name="P2"/>
      <text:p text:style-name="P4"><text:span text:style-name="T1">2. </text:span><text:span text:style-name="T2">Błąd pojawiający się w Ubuntu 16.04 –</text:span><text:span text:style-name="T7"> </text:span><text:span text:style-name="T8">niezauważalny dla użytkownika</text:span></text:p>
      <text:p text:style-name="P2"/>
      <text:p text:style-name="P3">(pisak:8555): Cogl-CRITICAL **: cogl_pipeline_set_layer_filters: assertion 'mag_filter == COGL_PIPELINE_FILTER_NEAREST || mag_filter == COGL_PIPELINE_FILTER_LINEAR' failed </text:p>
      <text:p text:style-name="P1"/>
      <text:p text:style-name="P5">3. <text:span text:style-name="T3">Uwagi</text:span></text:p>
      <text:p text:style-name="P1"/>
      <text:p text:style-name="P1"><text:span text:style-name="T1">A</text:span>. <text:span text:style-name="T1">metoda obsługi edytora graficznego w trybie myszka nie znajduje uzasadnienia</text:span></text:p>
      <text:p text:style-name="P8"><text:span text:style-name="T1">B</text:span>. <text:span text:style-name="T1">Niektóre przyciski nie mają implementacji, a pozostają w GUI</text:span> – <text:s/><text:span text:style-name="T1">np. przycisk </text:span>drukuj <text:span text:style-name="T1">w spellerze</text:span></text:p>
      <text:p text:style-name="P9">C. źle rozwiązana kwestia wolnego połączenia z internetem.</text:p>
      <text:p text:style-name="P10">D. Za mało komunikatów dla użytkownika przy obsłudze maila i bloga (brak informacji o pomyślnym wysłaniu maila, opublikowaniu posta, jeden komunikat dla wszystkich błędów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11-29T11:10:26.154408257</meta:creation-date>
    <dc:date>2016-12-01T17:36:48.858740647</dc:date>
    <meta:editing-duration>PT8H12M34S</meta:editing-duration>
    <meta:editing-cycles>7</meta:editing-cycles>
    <meta:document-statistic meta:table-count="0" meta:image-count="0" meta:object-count="0" meta:page-count="2" meta:paragraph-count="66" meta:word-count="386" meta:character-count="3915" meta:non-whitespace-character-count="3416"/>
  </office:meta>
</office:document-meta>
</file>